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sonnages : noms temporaires</text:p>
      <text:p text:style-name="Standard"/>
      <text:p text:style-name="Standard">la chanteuse : Sarah Lindtsröm</text:p>
      <text:p text:style-name="Standard">le véto : Hervé Prigent</text:p>
      <text:p text:style-name="Standard">le TIG : Loïc</text:p>
      <text:p text:style-name="Standard">l'écrivain : Léo Heinrick</text:p>
      <text:p text:style-name="Standard">le fermier : Yannick Legouenn</text:p>
      <text:p text:style-name="Standard">le mec de l'écrivain : Pierre</text:p>
      <text:p text:style-name="Standard">le mec de la chanteuse : Laurent</text:p>
      <text:p text:style-name="Standard">le médecin - père de Hervé : Gael Prig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l duneau</meta:initial-creator>
    <meta:creation-date>2013-04-12T01:31:21</meta:creation-date>
    <dc:date>2013-04-12T03:51:52</dc:date>
    <dc:creator>cyrill duneau</dc:creator>
    <meta:editing-duration>PT2H16M22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9" meta:word-count="50" meta:character-count="253"/>
  </office:meta>
</office:document-meta>
</file>